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30A02113818A56B73E5.png" manifest:media-type="image/png"/>
  <manifest:file-entry manifest:full-path="Pictures/10000000000004A90000008FCC41D3A93C326DC3.png" manifest:media-type="image/png"/>
  <manifest:file-entry manifest:full-path="Pictures/10000000000004A8000000965AC461E82FA3CB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0aa20d"/>
    </style:style>
    <style:style style:name="T2" style:family="text">
      <style:text-properties officeooo:rsid="000c72bd"/>
    </style:style>
    <style:style style:name="T3" style:family="text">
      <style:text-properties officeooo:rsid="000c8321"/>
    </style:style>
    <style:style style:name="T4" style:family="text">
      <style:text-properties officeooo:rsid="0005f6f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TESTE 02</text:span></text:p>
      <text:p text:style-name="P2"/>
      <text:p text:style-name="P2"><draw:frame draw:style-name="fr1" draw:name="Figura1" text:anchor-type="paragraph" svg:y="0cm" svg:width="11.636cm" svg:height="13.66cm" draw:z-index="0"><draw:image xlink:href="Pictures/10000000000002990000030A02113818A56B73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paragraph" svg:y="0.482cm" svg:width="17cm" svg:height="2.037cm" draw:z-index="1"><draw:image xlink:href="Pictures/10000000000004A90000008FCC41D3A93C326DC3.png" xlink:type="simple" xlink:show="embed" xlink:actuate="onLoad"/></draw:frame></text:p>
      <text:p text:style-name="P1"><draw:frame draw:style-name="fr2" draw:name="Figura3" text:anchor-type="paragraph" svg:width="17cm" svg:height="2.138cm" draw:z-index="2"><draw:image xlink:href="Pictures/10000000000004A8000000965AC461E82FA3CBAB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5T11:14:59.541000000</dc:date>
    <meta:editing-duration>PT2H14M41S</meta:editing-duration>
    <meta:editing-cycles>15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2" meta:character-count="8" meta:non-whitespace-character-count="7"/>
  </office:meta>
</office:document-meta>
</file>